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91.59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03pt" svg:height="254.92pt" svg:x="331.17pt" svg:y="0pt">
            <draw:object draw:notify-on-update-of-ranges="Sheet1.B4:Sheet1.B11 Sheet1.C1:Sheet1.C1 Sheet1.C4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34.94pt" svg:y="258.8pt">
            <draw:object draw:notify-on-update-of-ranges="Sheet1.B1:Sheet1.B1 Sheet1.B2:Sheet1.B11 Sheet1.D1:Sheet1.D1 Sheet1.D2:Sheet1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num of particles</text:p>
          </table:table-cell>
          <table:table-cell office:value-type="string" calcext:value-type="string">
            <text:p>smoothing length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sec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05" calcext:value-type="float">
            <text:p>0.05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1" calcext:value-type="float">
            <text:p>0.1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15" calcext:value-type="float">
            <text:p>0.15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2" calcext:value-type="float">
            <text:p>0.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25" calcext:value-type="float">
            <text:p>0.25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3" calcext:value-type="float">
            <text:p>0.3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35" calcext:value-type="float">
            <text:p>0.35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424" calcext:value-type="float">
            <text:p>424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4" calcext:value-type="float">
            <text:p>0.4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566" calcext:value-type="float">
            <text:p>566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45" calcext:value-type="float">
            <text:p>0.4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704" calcext:value-type="float">
            <text:p>704</text:p>
          </table:table-cell>
          <table:table-cell table:number-columns-repeated="1020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0.5" calcext:value-type="float">
            <text:p>0.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1041" calcext:value-type="float">
            <text:p>104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3:38:55.146512796</meta:creation-date>
    <dc:date>2019-10-25T13:52:48.576642318</dc:date>
    <meta:editing-duration>PT13M54S</meta:editing-duration>
    <meta:editing-cycles>2</meta:editing-cycles>
    <meta:generator>LibreOffice/6.1.6.3$Linux_X86_64 LibreOffice_project/10$Build-3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8.994cm" xlink:href=".." xlink:type="simple" chart:class="chart:scatter" chart:style-name="ch1">
        <chart:legend chart:legend-position="end" svg:x="13.827cm" svg:y="4.198cm" style:legend-expansion="high" chart:style-name="ch2"/>
        <chart:plot-area chart:style-name="ch3" table:cell-range-address="Sheet1.B4:Sheet1.C11 Sheet1.C1:Sheet1.C1" chart:data-source-has-labels="row" svg:x="0.32cm" svg:y="0.179cm" svg:width="13.187cm" svg:height="8.636cm">
          <chartooo:coordinate-region svg:x="1.603cm" svg:y="0.378cm" svg:width="11.572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" chart:label-cell-address="Sheet1.C1:Sheet1.C1" chart:class="chart:scatter">
            <chart:domain table:cell-range-address="Sheet1.B4:Sheet1.B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de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B4:Sheet1.B11</svg:desc>
                </draw:g>
              </table:table-cell>
              <table:table-cell office:value-type="float" office:value="0.000591">
                <text:p>0.000591</text:p>
                <draw:g>
                  <svg:desc>Sheet1.C4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00305">
                <text:p>0.000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000483">
                <text:p>0.000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000677">
                <text:p>0.000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10d0c" draw:fill-color="#f10d0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4.201cm" style:legend-expansion="high" chart:style-name="ch2"/>
        <chart:plot-area chart:style-name="ch3" table:cell-range-address="Sheet1.B1:Sheet1.B11 Sheet1.D1:Sheet1.D11" chart:data-source-has-labels="row" svg:x="0.171cm" svg:y="0.104cm" svg:width="13.168cm" svg:height="8.639cm">
          <chartooo:coordinate-region svg:x="1.163cm" svg:y="0.303cm" svg:width="11.93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1" chart:label-cell-address="Sheet1.D1:Sheet1.D1" chart:class="chart:scatter">
            <chart:domain table:cell-range-address="Sheet1.B2:Sheet1.B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se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B2:Sheet1.B11</svg:desc>
                </draw:g>
              </table:table-cell>
              <table:table-cell office:value-type="float" office:value="43">
                <text:p>43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1041">
                <text:p>1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